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font-weight="normal" style:font-weight-asian="normal" style:font-weight-complex="normal"/>
    </style:style>
    <style:style style:name="P5"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he RetroRemakes Framework Cookbook</text:h>
      <text:p text:style-name="P3"/>
      <text:p text:style-name="P3">Short recipes on how to use the different parts of the framework.</text:p>
      <text:p text:style-name="Standard"/>
      <text:p text:style-name="Standard"/>
      <text:h text:style-name="P1" text:outline-level="2">Chapter 1 – The Framework</text:h>
      <text:p text:style-name="Standard">This little book will show you the common, and some of the uncommon, functions and methods that is available inside RRFW. Small code snippets and explaining texts on what if going on.</text:p>
      <text:p text:style-name="Standard"/>
      <text:p text:style-name="Standard">We hope it will answer your questions, and that it will teach you how to save some typing and bug hunts.</text:p>
      <text:p text:style-name="Standard"/>
      <text:p text:style-name="Standard">TODO: expand this</text:p>
      <text:h text:style-name="P1" text:outline-level="2">Chapter 2 – Graphics</text:h>
      <text:p text:style-name="Text_20_body">In this chapter we will focus on the graphics. How to change resolutions, where and when to draw your sprites, and how to draw them.</text:p>
      <text:p text:style-name="Text_20_body">TODO: expand this</text:p>
      <text:p text:style-name="Text_20_body"/>
      <text:p text:style-name="P2">Changing the size of the screen</text:p>
      <text:p text:style-name="P4">Games use different screen resolutions. Some look best in 800x600, some might look better in 640x480. It would be crazy if you would be unable to decide what size of the screen you want. Fortunately it's easy to do in RRFW.</text:p>
      <text:p text:style-name="P4"/>
      <text:p text:style-name="P4">rrSetGraphicsWidth( 640 )</text:p>
      <text:p text:style-name="P4">rrSetGraphicsHeight( 480 )</text:p>
      <text:p text:style-name="P4">rrResetGraphics()</text:p>
      <text:p text:style-name="P4"/>
      <text:p text:style-name="P4">There you go. But don't forget to call rrResetGraphics() or else nothing will change. To find out what resolution the screen is currently in these functions will come in handy:</text:p>
      <text:p text:style-name="P4"/>
      <text:p text:style-name="P4">local my_width:int = rrGetGraphicsWidth()</text:p>
      <text:p text:style-name="P4">local my_height:int = rrGetGraphicsHeight()</text:p>
      <text:p text:style-name="P4"/>
      <text:p text:style-name="P4">If you are using the projection matrix (more on it further down) it will return the resolution it is set to.</text:p>
      <text:p text:style-name="P4"/>
      <text:p text:style-name="P2">Graphics Drivers</text:p>
      <text:p text:style-name="P4">Windows use DirectX, Mac OS X and Linux uses OpenGL. But sometimes you might want the windows port of your game to use OpenGL too, or some other driver. It's easy to change the driver in RRFW. </text:p>
      <text:p text:style-name="P4"/>
      <text:p text:style-name="P4">rrSetGraphicsDriver("OPENGL")</text:p>
      <text:p text:style-name="P4">rrResetGraphics()</text:p>
      <text:p text:style-name="P4"/>
      <text:p text:style-name="P4">But be aware that DirectX code won't work in OpenGL and vice versa, so don't do this if you have some code that talks directly to any of these APIs.</text:p>
      <text:p text:style-name="P2"/>
      <text:p text:style-name="P2">I Want More Depth</text:p>
      <text:p text:style-name="P4">It's about colours, not 3D graphics.</text:p>
      <text:p text:style-name="P4">8bit, 16bit, 32bit, how many colours do you want? 32bit is common these days and will give you more shades of brown, or any other colour you fancy, than your eye can make out. Not everyone might want millions of colours so therefore you can set the depth of the screen with this.</text:p>
      <text:p text:style-name="P4"/>
      <text:p text:style-name="P4">rrSetGraphicsDepth( 16 )</text:p>
      <text:p text:style-name="P4"/>
      <text:p text:style-name="P4">Make sure it's a value that makes sense. 16, 24 and 32 are common ones. The framework will refuse to use one that isn't supported by the graphics card so you won't destroy anything if you play around with it. But leaving it alone will probably save you some headache.</text:p>
      <text:p text:style-name="P4"/>
      <text:p text:style-name="P2">The Refresh Rate</text:p>
      <text:p text:style-name="P4">How fast will everything go? RRFW have a nice timing system in it, but you might want the screen to use a different refresh rate. Note that if the logic in your game is running slow, this won't make things faster. Set it with this:</text:p>
      <text:p text:style-name="P4"><text:soft-page-break/></text:p>
      <text:p text:style-name="P4">rrSetGraphicsRefresh( 60 )</text:p>
      <text:p text:style-name="P4"/>
      <text:p text:style-name="P4">The screen will try to update 60 times per second in this example. 75 and 100 are other common ones but a value bigger than what your screen supports will make your screen drop frames. A lot of modern games uses a refreshrate as low as 30. Some say that your eyes cannot see more than 25, but it's never as easy as that, is it? You might not need to change this, but you can if you want to.</text:p>
      <text:p text:style-name="P4"/>
      <text:p text:style-name="P2">I Dislike Windows With A Passion</text:p>
      <text:p text:style-name="P4">A windowed screen mode is preferably when developing the game. It loads much quicker and it won't take up the whole screen if the game crashes for some reason. But a done and released game might look a bit silly if it is displayed inside a window, so therefore you can call this little function to switch to fullscreen.</text:p>
      <text:p text:style-name="P4"/>
      <text:p text:style-name="P4">rrSetGRaphicsWindowed( false )</text:p>
      <text:p text:style-name="P2"/>
      <text:p text:style-name="P2">To VBlank Or Not To VBlank</text:p>
      <text:p text:style-name="P4">When the screen does an update it will start at the top and move down. Changing the pixels and the colours on its way. When it reaches the bottom it will go back up and do it again. This is how things change on the screen. Your game might do things while waiting for the screen to finish, but any changes won't be visible until the monitor restarts its update of the screen. If you want, you can pause the game for that fraction of a second. It will sync your game to what's currently visible on the screen. This is done by calling this function:</text:p>
      <text:p text:style-name="P4"/>
      <text:p text:style-name="P4">rrSetGraphicsVBlank( true )</text:p>
      <text:p text:style-name="P2"/>
      <text:p text:style-name="P2">The Projection Matrix</text:p>
      <text:p text:style-name="Standard">It might sound strange, but a RRFW game can have two resolutions. One for the screen and one for the game. You can have the game windowed or in fullscreen, and you can set the resolution to whatever you want, as long as the graphics card supports it. But the game can have another one, no matter if the computer supports it or not. This second resolution is managed by the projection matrix. You might want to go retro and code a game that have 320x240 pixels, or smaller, and yet make things big enough to be visible on the screen. It's not hard to do either.</text:p>
      <text:p text:style-name="Standard"/>
      <text:p text:style-name="Standard">rrSetProjectionMatrixResolution( 160, 120 )</text:p>
      <text:p text:style-name="Standard"/>
      <text:p text:style-name="Standard">This will make the pixels big as houses, yet it won't create a window that is that small. Handy for that retro feel.</text:p>
      <text:p text:style-name="Standard"/>
      <text:p text:style-name="Standard">You can also enable and disable it with rrEnableProjectionMatrix() and rrDisableProjectionMatrix()</text:p>
      <text:p text:style-name="Standard">To know what projection you are currently using you can call rrGetProjectionMatrixWidth() and rrGetProjectionMatrixHeight(). </text:p>
      <text:p text:style-name="Standard"/>
      <text:p text:style-name="Standard">One thing to keep in mind is that the standard MouseX() and MouseY() functions will not return a correct value. You should call rrGetProjectedMouseX() and rrGetProjectedMouseY() instead. They will use MouseX() and MouseY() in case the projection matrix is disable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20T23:08:57</meta:creation-date>
    <dc:date>2009-01-20T23:57:37</dc:date>
    <meta:editing-duration>PT00H48M43S</meta:editing-duration>
    <meta:editing-cycles>5</meta:editing-cycles>
    <meta:generator>OpenOffice.org/3.0$Unix OpenOffice.org_project/300m9$Build-9358</meta:generator>
    <meta:document-statistic meta:table-count="0" meta:image-count="0" meta:object-count="0" meta:page-count="4" meta:paragraph-count="45" meta:word-count="925" meta:character-count="5185"/>
    <meta:user-defined meta:name="Information 1"/>
    <meta:user-defined meta:name="Information 2"/>
    <meta:user-defined meta:name="Information 3"/>
    <meta:user-defined meta:name="Information 4"/>
  </office:meta>
</office:document-meta>
</file>